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text-properties style:font-name="Century Gothic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left="14.29mm" fo:margin-right="0mm" fo:text-align="justify" style:justify-single-word="false" fo:text-indent="-14.55mm" style:auto-text-indent="false">
        <style:tab-stops/>
      </style:paragraph-properties>
      <style:text-properties style:font-name="Century Gothic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non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</text:p>
      <text:p text:style-name="P2"><text:span text:style-name="T2">AAA</text:span></text:p>
      <text:p text:style-name="P2">Company Registration No : BBB</text:p>
      <text:p text:style-name="P2">(Incorporated in the Republic of Singapore)</text:p>
      <text:p text:style-name="P1"></text:p>
      <text:p text:style-name="P1"></text:p>
      <text:p text:style-name="P1"></text:p>
      <text:p text:style-name="P2"><text:span text:style-name="T3">NOTICE OF EXTRAORDINARY GENERAL MEETING</text:span></text:p>
      <text:p text:style-name="P1"></text:p>
      <text:p text:style-name="P1"><text:tab/><text:tab/></text:p>
      <text:p text:style-name="P1"></text:p>
      <text:p text:style-name="P1"></text:p>
      <text:p text:style-name="P1"><text:span text:style-name="T4">NOTICE IS HEREBY GIVEN</text:span> that the Extraordinary General Meeting of the Company will be held on:</text:p>
      <text:p text:style-name="P1"></text:p>
      <text:p text:style-name="P1"></text:p>
      <text:p text:style-name="P1">Date and Time<text:tab/><text:tab/>: <text:s text:c="2"/>DDMMYYYY at 3.00 pm</text:p>
      <text:p text:style-name="P1"></text:p>
      <text:p text:style-name="P1">Venue<text:tab/><text:tab/><text:tab/>: <text:s text:c="2"/>V1 </text:p>
      <text:p text:style-name="P1"></text:p>
      <text:p text:style-name="P1"></text:p>
      <text:p text:style-name="P1">to transact the following business :</text:p>
      <text:p text:style-name="P1"></text:p>
      <text:p text:style-name="P1"></text:p>
      <text:p text:style-name="P2"><text:span text:style-name="T4">A G E N D A</text:span></text:p>
      <text:p text:style-name="P1"></text:p>
      <text:p text:style-name="P3">TRANSFER OF SHARES</text:p>
      <text:p text:style-name="P1"></text:p>
      <text:p text:style-name="P1">To transfer 50,000 Ordinary shares of S$1/- each fully paid, at par value in the Capital of the Company to be transferred to the following transferee :</text:p>
      <text:p text:style-name="P1"></text:p>
      <text:p text:style-name="P1"><text:span text:style-name="T5">Transferor</text:span><text:tab/> <text:s text:c="36"/><text:span text:style-name="T5">Transferee</text:span><text:tab/><text:tab/><text:tab/> <text:s text:c="2"/><text:span text:style-name="T5">Number of Shares </text:span></text:p>
      <text:p text:style-name="P1">CCC<text:tab/><text:tab/> <text:tab/> <text:s text:c="2"/><text:tab/> <text:s text:c="10"/>DDD<text:tab/><text:tab/><text:tab/> <text:s text:c="10"/><text:tab/><text:tab/> XXX</text:p>
      <text:p text:style-name="P1"><text:s/></text:p>
      <text:p text:style-name="P1"></text:p>
      <text:p text:style-name="P1">BY ORDER OF THE BOARD</text:p>
      <text:p text:style-name="P1"></text:p>
      <text:p text:style-name="P1"></text:p>
      <text:p text:style-name="P1">______________________________________<text:tab/><text:tab/><text:tab/><text:tab/></text:p>
      <text:p text:style-name="P1">CCC</text:p>
      <text:p text:style-name="P1">Director</text:p>
      <text:p text:style-name="P1"></text:p>
      <text:p text:style-name="P1"></text:p>
      <text:p text:style-name="P4"><text:span text:style-name="T7">NOTE</text:span> : A member of the Company entitled to attend and vote at a general meeting may appoint a proxy to attend and vote in his stead; a proxy need not be a member of the Company. <text:s/>The instrument appointing a proxy must be deposited at the registered office not less than forty-eight hours before the time appointed for holding the meeting.</text:p>
      <text:p text:style-name="P4"><text:tab/></text:p>
      <text:p text:style-name="P4"><text:tab/>A corporation which is a member of the Company may, by resolution of its directors, authorise any person to act as its representative at any meetings of the Company; and such representative shall be entitled to exercise the same powers on behalf of the Corporation which he represents as if he had been an individual member of the Company.</text:p>
      <text:p text:style-name="P1"></text:p>
      <text:p text:style-name="P1"></text:p>
      <text:p text:style-name="P1">Date : DDMMYYYY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11T10:59:54</meta:creation-date>
    <dc:date>2015-12-11T11:01:36</dc:date>
    <dc:creator>phung11764 </dc:creator>
    <meta:editing-duration>P0D</meta:editing-duration>
    <meta:editing-cycles>1</meta:editing-cycles>
    <meta:document-statistic meta:table-count="0" meta:image-count="0" meta:object-count="0" meta:page-count="1" meta:paragraph-count="48" meta:word-count="226" meta:character-count="1421" meta:non-whitespace-character-count="1072"/>
    <meta:generator>LibreOffice/3.5$Linux_X86_64 LibreOffice_project/350m1$Build-2</meta:generator>
  </office:meta>
</office:document-meta>
</file>